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0.81cm" fo:min-width="2.88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2.001cm" fo:min-width="1.78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1cm" fo:min-width="1.376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23f62" draw:marker-end="Стили_20_стрелок_20_1" draw:marker-end-width="0.3cm" draw:fill="solid" draw:fill-color="#aadcf7" draw:textarea-vertical-align="middle" loext:decorative="false"/>
    </style:style>
    <style:style style:name="gr5" style:family="graphic" style:parent-style-name="objectwithoutfill">
      <style:graphic-properties svg:stroke-color="#023f62" draw:marker-end="Стили_20_стрелок_20_2" draw:marker-end-width="0.3cm" draw:fill="solid" draw:fill-color="#aadcf7" draw:textarea-vertical-align="middle" loext:decorative="false"/>
    </style:style>
    <style:style style:name="gr6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126cm" fo:min-width="1.37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23f62" draw:fill="solid" draw:fill-color="#aadcf7" draw:textarea-horizontal-align="justify" draw:textarea-vertical-align="middle" draw:auto-grow-height="false" fo:min-height="1.751cm" fo:min-width="1.02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23f62" draw:marker-end="Стили_20_стрелок_20_3" draw:marker-end-width="0.3cm" draw:fill="solid" draw:fill-color="#aadcf7" draw:textarea-vertical-align="middle" loext:decorative="false"/>
    </style:style>
    <style:style style:name="gr9" style:family="graphic" style:parent-style-name="objectwithoutfill">
      <style:graphic-properties svg:stroke-color="#023f62" draw:marker-end="Стили_20_стрелок_20_4" draw:marker-end-width="0.3cm" draw:fill="solid" draw:fill-color="#aadcf7" draw:textarea-vertical-align="middle" loext:decorative="false"/>
    </style:style>
    <style:style style:name="gr10" style:family="graphic" style:parent-style-name="objectwithoutfill">
      <style:graphic-properties svg:stroke-color="#023f62" draw:marker-end="Стили_20_стрелок_20_5" draw:marker-end-width="0.3cm" draw:fill="solid" draw:fill-color="#aadcf7" draw:textarea-vertical-align="middle" loext:decorative="false"/>
    </style:style>
    <style:style style:name="gr11" style:family="graphic" style:parent-style-name="objectwithoutfill">
      <style:graphic-properties svg:stroke-color="#023f62" draw:marker-end="Стили_20_стрелок_20_6" draw:marker-end-width="0.3cm" draw:fill="solid" draw:fill-color="#aadcf7" draw:textarea-vertical-align="middle" loext:decorative="false"/>
    </style:style>
    <style:style style:name="gr12" style:family="graphic" style:parent-style-name="objectwithoutfill">
      <style:graphic-properties svg:stroke-color="#023f62" draw:marker-end="Стили_20_стрелок_20_7" draw:marker-end-width="0.3cm" draw:fill="solid" draw:fill-color="#aadcf7" draw:textarea-vertical-align="middle" loext:decorative="false"/>
    </style:style>
    <style:style style:name="gr13" style:family="graphic" style:parent-style-name="objectwithoutfill">
      <style:graphic-properties svg:stroke-color="#023f62" draw:marker-end="Стили_20_стрелок_20_8" draw:marker-end-width="0.3cm" draw:fill="solid" draw:fill-color="#aadcf7" draw:textarea-vertical-align="middle" loext:decorative="false"/>
    </style:style>
    <style:style style:name="gr14" style:family="graphic" style:parent-style-name="standard">
      <style:graphic-properties svg:stroke-color="#023f62" draw:fill="solid" draw:fill-color="#aadcf7" draw:textarea-vertical-align="middle" loext:decorative="false"/>
    </style:style>
    <style:style style:name="gr15" style:family="graphic" style:parent-style-name="standard">
      <style:graphic-properties draw:textarea-vertical-align="middle" loext:decorative="false"/>
    </style:style>
    <style:style style:name="gr16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letter-spacing="-0.03cm"/>
    </style:style>
    <style:style style:name="P2" style:family="paragraph">
      <loext:graphic-properties draw:fill="solid" draw:fill-color="#aadcf7"/>
      <style:paragraph-properties fo:text-align="center" style:writing-mode="lr-tb"/>
      <style:text-properties fo:letter-spacing="-0.03cm"/>
    </style:style>
    <style:style style:name="P3" style:family="paragraph">
      <style:paragraph-properties fo:text-align="center"/>
      <style:text-properties fo:font-size="18pt" fo:letter-spacing="-0.03cm" style:font-size-asian="18pt" style:font-size-complex="18pt"/>
    </style:style>
    <style:style style:name="P4" style:family="paragraph">
      <loext:graphic-properties draw:fill="solid" draw:fill-color="#aadcf7"/>
      <style:paragraph-properties fo:text-align="center" style:writing-mode="lr-tb"/>
      <style:text-properties fo:font-size="18pt" fo:letter-spacing="-0.03cm" style:font-size-asian="18pt" style:font-size-complex="18pt"/>
    </style:style>
    <style:style style:name="P5" style:family="paragraph">
      <style:paragraph-properties fo:text-align="center"/>
      <style:text-properties fo:font-size="16pt" fo:letter-spacing="-0.03cm" style:font-size-asian="16pt" style:font-size-complex="16pt"/>
    </style:style>
    <style:style style:name="P6" style:family="paragraph">
      <loext:graphic-properties draw:fill="solid" draw:fill-color="#aadcf7"/>
      <style:paragraph-properties fo:text-align="center" style:writing-mode="lr-tb"/>
      <style:text-properties fo:font-size="16pt" fo:letter-spacing="-0.03cm" style:font-size-asian="16pt" style:font-size-complex="16pt"/>
    </style:style>
    <style:style style:name="P7" style:family="paragraph">
      <loext:graphic-properties draw:fill="solid" draw:fill-color="#aadcf7"/>
      <style:paragraph-properties fo:text-align="center"/>
    </style:style>
    <style:style style:name="P8" style:family="paragraph">
      <style:paragraph-properties fo:text-align="center" style:writing-mode="lr-tb"/>
      <style:text-properties style:font-name="Liberation Sans1" fo:letter-spacing="-0.03cm"/>
    </style:style>
    <style:style style:name="P9" style:family="paragraph">
      <loext:graphic-properties draw:fill="solid" draw:fill-color="#aadcf7"/>
      <style:paragraph-properties fo:text-align="center" style:writing-mode="lr-tb"/>
      <style:text-properties style:font-name="Liberation Sans1" fo:letter-spacing="-0.03cm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aadcf7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letter-spacing="-0.03cm"/>
    </style:style>
    <style:style style:name="T2" style:family="text">
      <style:text-properties fo:font-size="18pt" fo:letter-spacing="-0.03cm" style:font-size-asian="18pt" style:font-size-complex="18pt"/>
    </style:style>
    <style:style style:name="T3" style:family="text">
      <style:text-properties fo:font-size="16pt" fo:letter-spacing="-0.03cm" style:font-size-asian="16pt" style:font-size-complex="16pt"/>
    </style:style>
    <style:style style:name="T4" style:family="text">
      <style:text-properties style:font-name="Liberation Sans1" fo:letter-spacing="-0.03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75cm" svg:height="1.5cm" svg:x="8.75cm" svg:y="1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3" draw:id="id13" draw:layer="layout" svg:width="3.75cm" svg:height="1.5cm" svg:x="8.625cm" svg:y="21.2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3.75cm" svg:height="2.25cm" svg:x="8.75cm" svg:y="3.75cm">
          <text:p text:style-name="P3"><text:span text:style-name="T2">a, b, 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xml:id="id3" draw:id="id3" draw:layer="layout" svg:width="3.75cm" svg:height="2.7cm" svg:x="8.75cm" svg:y="7.4cm">
          <text:p text:style-name="P5"><text:span text:style-name="T3">a &gt; 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7" draw:layer="layout" draw:type="line" svg:x1="10.625cm" svg:y1="2.5cm" svg:x2="10.625cm" svg:y2="3.75cm" draw:start-shape="id1" draw:start-glue-point="6" draw:end-shape="id2" draw:end-glue-point="5" svg:d="M10625 2500v1250" svg:viewBox="0 0 1 1251">
          <text:p/>
        </draw:connector>
        <draw:connector draw:style-name="gr5" draw:text-style-name="P7" draw:layer="layout" draw:type="line" svg:x1="10.625cm" svg:y1="6cm" svg:x2="10.625cm" svg:y2="7.4cm" draw:start-shape="id2" draw:start-glue-point="8" draw:end-shape="id3" draw:end-glue-point="4" svg:d="M10625 6000v1400" svg:viewBox="0 0 1 1401">
          <text:p/>
        </draw:connector>
        <draw:custom-shape draw:style-name="gr6" draw:text-style-name="P9" xml:id="id5" draw:id="id5" draw:layer="layout" svg:width="3.75cm" svg:height="2.75cm" svg:x="3.5cm" svg:y="10cm">
          <text:p text:style-name="P8"><text:span text:style-name="T4">a &gt; c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4" draw:id="id4" draw:layer="layout" svg:width="3.75cm" svg:height="2.75cm" svg:x="14.5cm" svg:y="10cm">
          <text:p text:style-name="P1"><text:span text:style-name="T1">b &gt; c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1" xml:id="id6" draw:id="id6" draw:layer="layout" svg:width="2.5cm" svg:height="2cm" svg:x="1.5cm" svg:y="14.75cm">
          <text:p text:style-name="P10">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11" xml:id="id9" draw:id="id9" draw:layer="layout" svg:width="2.5cm" svg:height="2cm" svg:x="17.5cm" svg:y="14.75cm">
          <text:p text:style-name="P10">c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11" xml:id="id8" draw:id="id8" draw:layer="layout" svg:width="2.5cm" svg:height="2cm" draw:transform="skewX (-0.00296705972839036) rotate (-0.002792526803191) translate (12.25cm 14.743cm)">
          <text:p text:style-name="P10">b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11" xml:id="id7" draw:id="id7" draw:layer="layout" svg:width="2.5cm" svg:height="2cm" svg:x="6.5cm" svg:y="14.75cm">
          <text:p text:style-name="P10">c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7" draw:layer="layout" draw:type="lines" draw:line-skew="0cm -0.749cm" svg:x1="12.5cm" svg:y1="8.75cm" svg:x2="16.375cm" svg:y2="10cm" draw:start-shape="id3" draw:start-glue-point="7" draw:end-shape="id4" draw:end-glue-point="4" svg:d="M12500 8750h502 3373v1250" svg:viewBox="0 0 3876 1251">
          <text:p/>
        </draw:connector>
        <draw:connector draw:style-name="gr9" draw:text-style-name="P7" draw:layer="layout" draw:type="lines" draw:line-skew="0cm -0.749cm" svg:x1="8.75cm" svg:y1="8.75cm" svg:x2="5.375cm" svg:y2="10cm" draw:start-shape="id3" draw:start-glue-point="5" draw:end-shape="id5" draw:end-glue-point="4" svg:d="M8750 8750h-501-2874v1250" svg:viewBox="0 0 3376 1251">
          <text:p/>
        </draw:connector>
        <draw:connector draw:style-name="gr10" draw:text-style-name="P7" draw:layer="layout" draw:type="lines" draw:line-skew="-0.249cm" svg:x1="3.5cm" svg:y1="11.375cm" svg:x2="2.75cm" svg:y2="14.75cm" draw:start-shape="id5" draw:start-glue-point="5" draw:end-shape="id6" draw:end-glue-point="5" svg:d="M3500 11375h-750v2874 501" svg:viewBox="0 0 751 3376">
          <text:p/>
        </draw:connector>
        <draw:connector draw:style-name="gr11" draw:text-style-name="P7" draw:layer="layout" draw:type="lines" draw:line-skew="0.248cm" svg:x1="7.25cm" svg:y1="11.375cm" svg:x2="8cm" svg:y2="14.75cm" draw:start-shape="id5" draw:start-glue-point="7" draw:end-shape="id7" draw:end-glue-point="4" svg:d="M7250 11375h750v2874 501" svg:viewBox="0 0 751 3376">
          <text:p/>
        </draw:connector>
        <draw:connector draw:style-name="gr12" draw:text-style-name="P7" draw:layer="layout" draw:type="lines" draw:line-skew="-0.499cm" svg:x1="14.5cm" svg:y1="11.375cm" svg:x2="13.5cm" svg:y2="14.747cm" draw:start-shape="id4" draw:start-glue-point="5" draw:end-shape="id8" draw:end-glue-point="5" svg:d="M14500 11375h-1000v2868 504" svg:viewBox="0 0 1001 3373">
          <text:p/>
        </draw:connector>
        <draw:connector draw:style-name="gr13" draw:text-style-name="P7" draw:layer="layout" draw:type="lines" draw:line-skew="0.248cm" svg:x1="18.25cm" svg:y1="11.375cm" svg:x2="19cm" svg:y2="14.75cm" draw:start-shape="id4" draw:start-glue-point="7" draw:end-shape="id9" draw:end-glue-point="4" svg:d="M18250 11375h750v2874 501" svg:viewBox="0 0 751 3376">
          <text:p/>
        </draw:connector>
        <draw:connector draw:style-name="gr14" draw:text-style-name="P7" xml:id="id10" draw:id="id10" draw:layer="layout" svg:x1="2.495cm" svg:y1="16.75cm" svg:x2="7.495cm" svg:y2="16.75cm" draw:start-shape="id6" draw:start-glue-point="7" draw:end-shape="id7" draw:end-glue-point="7" svg:d="M2495 16750v502h5000v-502" svg:viewBox="0 0 5001 503">
          <text:p/>
        </draw:connector>
        <draw:connector draw:style-name="gr14" draw:text-style-name="P7" xml:id="id11" draw:id="id11" draw:layer="layout" svg:x1="18.75cm" svg:y1="16.75cm" svg:x2="13.245cm" svg:y2="16.747cm" draw:start-shape="id9" draw:start-glue-point="8" draw:end-shape="id8" draw:end-glue-point="7" svg:d="M18750 16750v502h-5505v-505" svg:viewBox="0 0 5506 506">
          <text:p/>
        </draw:connector>
        <draw:connector draw:style-name="gr15" draw:text-style-name="P10" xml:id="id12" draw:id="id12" draw:layer="layout" draw:line-skew="1.247cm" svg:x1="4.995cm" svg:y1="17.252cm" svg:x2="15.997cm" svg:y2="17.252cm" draw:start-shape="id10" draw:start-glue-point="0" draw:end-shape="id11" draw:end-glue-point="0" svg:d="M4995 17252v1748h11002v-1748" svg:viewBox="0 0 11003 1749">
          <text:p/>
        </draw:connector>
        <draw:connector draw:style-name="gr16" draw:text-style-name="P12" draw:layer="layout" svg:x1="10.496cm" svg:y1="19cm" svg:x2="10.5cm" svg:y2="21.25cm" draw:start-shape="id12" draw:start-glue-point="0" draw:end-shape="id13" draw:end-glue-point="4" svg:d="M10496 19000v1125h4v1125" svg:viewBox="0 0 5 2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19:04.496294158</meta:creation-date>
    <meta:generator>LibreOffice/7.6.2.1$Linux_X86_64 LibreOffice_project/56f7684011345957bbf33a7ee678afaf4d2ba333</meta:generator>
    <dc:date>2023-10-09T21:45:06.641501166</dc:date>
    <meta:editing-duration>PT28M39S</meta:editing-duration>
    <meta:editing-cycles>35</meta:editing-cycles>
    <meta:document-statistic meta:object-count="22"/>
  </office:meta>
</office:document-meta>
</file>